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7190000270B296DC54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2" svg:font-family="Calibri, Calibri" style:font-family-generic="swiss"/>
    <style:font-face style:name="Calibri1"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5" style:family="table">
      <style:table-properties style:width="15.266cm" fo:margin-left="-0.026cm" fo:margin-right="0cm" table:align="margins" style:writing-mode="lr-tb"/>
    </style:style>
    <style:style style:name="Tableau5.A" style:family="table-column">
      <style:table-column-properties style:column-width="15.266cm" style:rel-column-width="65535*"/>
    </style:style>
    <style:style style:name="Tableau5.1" style:family="table-row">
      <style:table-row-properties style:min-row-height="2.327cm" style:keep-together="true" fo:keep-together="auto"/>
    </style:style>
    <style:style style:name="Tableau5.A1" style:family="table-cell">
      <style:table-cell-properties fo:padding-left="0.191cm" fo:padding-right="0.191cm" fo:padding-top="0cm" fo:padding-bottom="0cm" fo:border="none"/>
    </style:style>
    <style:style style:name="Tableau6" style:family="table">
      <style:table-properties style:width="7.781cm" table:align="right" style:writing-mode="lr-tb"/>
    </style:style>
    <style:style style:name="Tableau6.A" style:family="table-column">
      <style:table-column-properties style:column-width="7.781cm"/>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none"/>
    </style:style>
    <style:style style:name="Tableau1" style:family="table">
      <style:table-properties style:width="15.24cm" fo:margin-left="0cm" fo:margin-top="0cm" fo:margin-bottom="0cm" table:align="left" style:writing-mode="lr-tb"/>
    </style:style>
    <style:style style:name="Tableau1.A" style:family="table-column">
      <style:table-column-properties style:column-width="3.808cm"/>
    </style:style>
    <style:style style:name="Tableau1.B" style:family="table-column">
      <style:table-column-properties style:column-width="3.81cm"/>
    </style:style>
    <style:style style:name="Tableau1.D" style:family="table-column">
      <style:table-column-properties style:column-width="3.812cm"/>
    </style:style>
    <style:style style:name="Tableau1.1" style:family="table-row">
      <style:table-row-properties style:keep-together="true" fo:keep-together="auto"/>
    </style:style>
    <style:style style:name="Tableau1.A1" style:family="table-cell">
      <style:table-cell-properties style:vertical-align="bottom" fo:padding-left="0.191cm" fo:padding-right="0.191cm" fo:padding-top="0cm" fo:padding-bottom="0cm" fo:border="none"/>
    </style:style>
    <style:style style:name="Tableau1.A2" style:family="table-cell">
      <style:table-cell-properties fo:padding-left="0.191cm" fo:padding-right="0.191cm" fo:padding-top="0cm" fo:padding-bottom="0cm" fo:border="none"/>
    </style:style>
    <style:style style:name="Tableau2" style:family="table">
      <style:table-properties style:width="12cm" fo:margin-left="-0.191cm" fo:margin-top="0cm" fo:margin-bottom="0cm" table:align="left" style:writing-mode="lr-tb"/>
    </style:style>
    <style:style style:name="Tableau2.A" style:family="table-column">
      <style:table-column-properties style:column-width="2.999cm"/>
    </style:style>
    <style:style style:name="Tableau2.B" style:family="table-column">
      <style:table-column-properties style:column-width="3cm"/>
    </style:style>
    <style:style style:name="Tableau2.1" style:family="table-row">
      <style:table-row-properties style:keep-together="true" fo:keep-together="auto"/>
    </style:style>
    <style:style style:name="Tableau2.A1" style:family="table-cell">
      <style:table-cell-properties style:vertical-align="bottom" fo:padding-left="0.191cm" fo:padding-right="0.191cm" fo:padding-top="0cm" fo:padding-bottom="0cm" fo:border="none"/>
    </style:style>
    <style:style style:name="Tableau2.A2" style:family="table-cell">
      <style:table-cell-properties fo:padding-left="0.191cm" fo:padding-right="0.191cm" fo:padding-top="0cm" fo:padding-bottom="0cm" fo:border="none"/>
    </style:style>
    <style:style style:name="Tableau3" style:family="table">
      <style:table-properties style:width="12cm" fo:margin-left="-0.191cm" fo:margin-top="0cm" fo:margin-bottom="0cm" table:align="left" style:writing-mode="lr-tb"/>
    </style:style>
    <style:style style:name="Tableau3.A" style:family="table-column">
      <style:table-column-properties style:column-width="2.999cm"/>
    </style:style>
    <style:style style:name="Tableau3.B" style:family="table-column">
      <style:table-column-properties style:column-width="3cm"/>
    </style:style>
    <style:style style:name="Tableau3.1" style:family="table-row">
      <style:table-row-properties style:keep-together="true" fo:keep-together="auto"/>
    </style:style>
    <style:style style:name="Tableau3.A1" style:family="table-cell">
      <style:table-cell-properties style:vertical-align="bottom" fo:padding-left="0.191cm" fo:padding-right="0.191cm" fo:padding-top="0cm" fo:padding-bottom="0cm" fo:border="none"/>
    </style:style>
    <style:style style:name="Tableau3.A2" style:family="table-cell">
      <style:table-cell-properties fo:padding-left="0.191cm" fo:padding-right="0.191cm" fo:padding-top="0cm" fo:padding-bottom="0cm" fo:border="none"/>
    </style:style>
    <style:style style:name="Tableau4" style:family="table">
      <style:table-properties style:width="9.999cm" fo:margin-left="-0.191cm" fo:margin-top="0cm" fo:margin-bottom="0cm" table:align="left" style:writing-mode="lr-tb"/>
    </style:style>
    <style:style style:name="Tableau4.A" style:family="table-column">
      <style:table-column-properties style:column-width="4.999cm"/>
    </style:style>
    <style:style style:name="Tableau4.B" style:family="table-column">
      <style:table-column-properties style:column-width="5.001cm"/>
    </style:style>
    <style:style style:name="Tableau4.1" style:family="table-row">
      <style:table-row-properties style:keep-together="true" fo:keep-together="auto"/>
    </style:style>
    <style:style style:name="Tableau4.A1" style:family="table-cell">
      <style:table-cell-properties style:vertical-align="bottom" fo:padding-left="0.191cm" fo:padding-right="0.191cm" fo:padding-top="0cm" fo:padding-bottom="0cm" fo:border="none"/>
    </style:style>
    <style:style style:name="Tableau4.A2"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Compact">
      <style:paragraph-properties fo:text-align="start" style:justify-single-word="false"/>
    </style:style>
    <style:style style:name="P4" style:family="paragraph" style:parent-style-name="Compact">
      <style:paragraph-properties fo:text-align="center" style:justify-single-word="false"/>
    </style:style>
    <style:style style:name="P5" style:family="paragraph" style:parent-style-name="Contents_20_3">
      <style:paragraph-properties>
        <style:tab-stops>
          <style:tab-stop style:position="15.24cm" style:type="right" style:leader-style="dotted" style:leader-text="."/>
        </style:tab-stops>
      </style:paragraph-properties>
    </style:style>
    <style:style style:name="P6" style:family="paragraph" style:parent-style-name="Contents_20_4">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5.24cm" style:type="right" style:leader-style="dotted" style:leader-text="."/>
        </style:tab-stops>
      </style:paragraph-properties>
    </style:style>
    <style:style style:name="P8" style:family="paragraph" style:parent-style-name="Default">
      <style:paragraph-properties fo:text-align="center" style:justify-single-word="false"/>
      <style:text-properties fo:color="#000000" style:font-name="Calibri2" fo:font-size="12pt" style:font-name-asian="Calibri2" style:font-size-asian="12pt" style:font-name-complex="Calibri2" style:font-size-complex="12pt"/>
    </style:style>
    <style:style style:name="P9" style:family="paragraph" style:parent-style-name="Default">
      <style:paragraph-properties fo:line-height="100%" fo:text-align="center" style:justify-single-word="false" style:text-autospace="none"/>
      <style:text-properties fo:color="#000000" style:font-name="Calibri2" fo:font-size="36pt" style:font-name-asian="Calibri2" style:font-size-asian="36pt" style:font-style-asian="normal" style:font-weight-asian="normal" style:font-name-complex="Calibri2" style:font-size-complex="36pt" style:font-style-complex="normal" style:font-weight-complex="normal" style:text-overline-style="none" style:text-overline-color="font-color"/>
    </style:style>
    <style:style style:name="P10" style:family="paragraph" style:parent-style-name="Default">
      <style:paragraph-properties fo:line-height="100%" fo:text-align="center" style:justify-single-word="false" style:text-autospace="none"/>
      <style:text-properties fo:color="#000000" style:text-line-through-style="none" style:font-name="Calibri2" fo:font-size="11.5pt" style:text-underline-style="none" style:font-name-asian="Calibri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1" style:family="paragraph" style:parent-style-name="Default">
      <style:paragraph-properties fo:text-align="end" style:justify-single-word="false" style:text-autospace="none"/>
      <style:text-properties style:font-name="Calibri" fo:font-size="10pt" style:font-size-asian="10pt" style:font-size-complex="10pt"/>
    </style:style>
    <style:style style:name="P12" style:family="paragraph" style:parent-style-name="Default">
      <style:paragraph-properties fo:text-align="end" style:justify-single-word="false" style:text-autospace="none"/>
      <style:text-properties fo:color="#ff950e" style:text-line-through-style="none" style:font-name="Calibri" fo:font-size="10pt" style:text-underline-style="none" style:font-name-asian="Calibri2" style:font-size-asian="10pt" style:font-name-complex="Calibri2" style:font-size-complex="10pt"/>
    </style:style>
    <style:style style:name="P13" style:family="paragraph" style:parent-style-name="Standard" style:list-style-name="WWNum1002"/>
    <style:style style:name="P14" style:family="paragraph" style:parent-style-name="Standard" style:list-style-name="WWNum1004"/>
    <style:style style:name="P15" style:family="paragraph" style:parent-style-name="Standard" style:list-style-name="WWNum1005"/>
    <style:style style:name="P16" style:family="paragraph" style:parent-style-name="Standard" style:list-style-name="WWNum1000"/>
    <style:style style:name="P17" style:family="paragraph" style:parent-style-name="Heading_20_2" style:master-page-name="Standard">
      <style:paragraph-properties fo:text-align="center" style:justify-single-word="false" style:page-number="auto"/>
      <style:text-properties fo:color="#000000" style:font-name="Calibri2" fo:font-size="12pt" style:font-name-asian="Calibri2" style:font-size-asian="12pt" style:font-name-complex="Calibri2" style:font-size-complex="12pt"/>
    </style:style>
    <style:style style:name="P18" style:family="paragraph" style:parent-style-name="Compact" style:list-style-name="WWNum1003"/>
    <style:style style:name="P19" style:family="paragraph" style:parent-style-name="Contents_20_2">
      <style:paragraph-properties>
        <style:tab-stops>
          <style:tab-stop style:position="15.24cm" style:type="right" style:leader-style="dotted" style:leader-text="."/>
        </style:tab-stops>
      </style:paragraph-properties>
    </style:style>
    <style:style style:name="P20" style:family="paragraph" style:parent-style-name="Source_20_Code" style:list-style-name="WWNum1000"/>
    <style:style style:name="P21" style:family="paragraph" style:parent-style-name="Default">
      <style:paragraph-properties fo:text-align="center" style:justify-single-word="false"/>
      <style:text-properties fo:color="#000000" style:font-name="Calibri2" fo:font-size="12pt" style:font-name-asian="Calibri2" style:font-size-asian="12pt" style:font-name-complex="Calibri2" style:font-size-complex="12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950e" style:font-name-asian="Calibri2" style:font-name-complex="Calibri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94526430361601457" text:style-name="Outline">
        <text:list-item>
          <text:list>
            <text:list-item>
              <text:h text:style-name="P17" text:outline-level="2"><draw:frame draw:style-name="fr1" draw:name="images8" text:anchor-type="paragraph" svg:y="0.446cm" svg:width="10.88cm" svg:height="10.211cm" draw:z-index="0"><draw:image xlink:href="Pictures/20000007000027190000270B296DC544.svm" xlink:type="simple" xlink:show="embed" xlink:actuate="onLoad"/></draw:frame></text:h>
            </text:list-item>
          </text:list>
        </text:list-item>
      </text:list>
      <table:table table:name="Tableau5" table:style-name="Tableau5">
        <table:table-column table:style-name="Tableau5.A"/>
        <table:table-row table:style-name="Tableau5.1">
          <table:table-cell table:style-name="Tableau5.A1" office:value-type="string">
            <text:p text:style-name="P9">Operation Document </text:p>
            <text:p text:style-name="P10">Online Learning Platform </text:p>
          </table:table-cell>
        </table:table-row>
      </table:table>
      <text:p text:style-name="P2"/>
      <text:p text:style-name="Text_20_body"/>
      <text:p text:style-name="Text_20_body"/>
      <text:p text:style-name="Text_20_body"/>
      <table:table table:name="Tableau6" table:style-name="Tableau6">
        <table:table-column table:style-name="Tableau6.A"/>
        <table:table-row table:style-name="Tableau6.1">
          <table:table-cell table:style-name="Tableau6.A1" office:value-type="string">
            <text:p text:style-name="P11"><text:s/><text:span text:style-name="T3">AUTHOR: ÅSA WEGELIUS, CLOVIS LEBRET, TUDOR STOICA </text:span></text:p>
            <text:p text:style-name="P12">OWNER: ÅSA WEGELIUS </text:p>
            <text:p text:style-name="P12">CLIENT: JARL TUXEN </text:p>
            <text:p text:style-name="P12">VERSION: 1.0.5 </text:p>
          </table:table-cell>
        </table:table-row>
      </table:table>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1605339" text:continue-numbering="true" text:style-name="Outline">
        <text:list-item>
          <text:list>
            <text:list-item>
              <text:h text:style-name="Heading_20_2" text:outline-level="2"><text:bookmark text:name="operation-document-history"/><text:soft-page-break/>1. Operation Document History</text:h>
              <text:list>
                <text:list-item>
                  <text:h text:style-name="Heading_20_3" text:outline-level="3"><text:bookmark text:name="revision-history"/>1.2 Revision History</text:h>
                </text:list-item>
              </text:list>
            </text:list-item>
          </text:list>
        </text:list-item>
      </text:list>
      <table:table table:name="Tableau1" table:style-name="Tableau1">
        <table:table-column table:style-name="Tableau1.A"/>
        <table:table-column table:style-name="Tableau1.B" table:number-columns-repeated="2"/>
        <table:table-column table:style-name="Tableau1.D"/>
        <table:table-row table:style-name="Tableau1.1">
          <table:table-cell table:style-name="Tableau1.A1" office:value-type="string">
            <text:p text:style-name="P3">version</text:p>
          </table:table-cell>
          <table:table-cell table:style-name="Tableau1.A1" office:value-type="string">
            <text:p text:style-name="P3">Revision</text:p>
          </table:table-cell>
          <table:table-cell table:style-name="Tableau1.A1" office:value-type="string">
            <text:p text:style-name="P3">date</text:p>
          </table:table-cell>
          <table:table-cell table:style-name="Tableau1.A1" office:value-type="string">
            <text:p text:style-name="P3">Implemented by</text:p>
          </table:table-cell>
        </table:table-row>
        <table:table-row>
          <table:table-cell table:style-name="Tableau1.A2" office:value-type="string">
            <text:p text:style-name="P3">1.0</text:p>
          </table:table-cell>
          <table:table-cell table:style-name="Tableau1.A2" office:value-type="string">
            <text:p text:style-name="P3">Master Slave replica on MySQL</text:p>
          </table:table-cell>
          <table:table-cell table:style-name="Tableau1.A2" office:value-type="string">
            <text:p text:style-name="P3">15-05-16</text:p>
          </table:table-cell>
          <table:table-cell table:style-name="Tableau1.A2" office:value-type="string">
            <text:p text:style-name="P3">Åsa Wegelius</text:p>
          </table:table-cell>
        </table:table-row>
        <table:table-row>
          <table:table-cell table:style-name="Tableau1.A2" office:value-type="string">
            <text:p text:style-name="P3">1.1</text:p>
          </table:table-cell>
          <table:table-cell table:style-name="Tableau1.A2" office:value-type="string">
            <text:p text:style-name="P3">Tomcat cluster</text:p>
          </table:table-cell>
          <table:table-cell table:style-name="Tableau1.A2" office:value-type="string">
            <text:p text:style-name="P3">20-05-16</text:p>
          </table:table-cell>
          <table:table-cell table:style-name="Tableau1.A2" office:value-type="string">
            <text:p text:style-name="P3">Åsa Wegelius</text:p>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A2" office:value-type="string">
            <text:p text:style-name="Standard"/>
          </table:table-cell>
          <table:table-cell table:style-name="Tableau1.A2" office:value-type="string">
            <text:p text:style-name="Standard"/>
          </table:table-cell>
        </table:table-row>
      </table:table>
      <text:list xml:id="list21606747" text:continue-numbering="true" text:style-name="Outline">
        <text:list-item>
          <text:list>
            <text:list-item>
              <text:list>
                <text:list-item>
                  <text:h text:style-name="Heading_20_3" text:outline-level="3"><text:bookmark text:name="approvals"/>1.3 Approvals</text:h>
                </text:list-item>
              </text:list>
            </text:list-item>
          </text:list>
        </text:list-item>
      </text:list>
      <table:table table:name="Tableau2" table:style-name="Tableau2">
        <table:table-column table:style-name="Tableau2.A"/>
        <table:table-column table:style-name="Tableau2.B" table:number-columns-repeated="3"/>
        <table:table-row table:style-name="Tableau2.1">
          <table:table-cell table:style-name="Tableau2.A1" office:value-type="string">
            <text:p text:style-name="P3">version</text:p>
          </table:table-cell>
          <table:table-cell table:style-name="Tableau2.A1" office:value-type="string">
            <text:p text:style-name="P3">Name</text:p>
          </table:table-cell>
          <table:table-cell table:style-name="Tableau2.A1" office:value-type="string">
            <text:p text:style-name="P3">title</text:p>
          </table:table-cell>
          <table:table-cell table:style-name="Tableau2.A1" office:value-type="string">
            <text:p text:style-name="P3">Date</text:p>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
      <text:list xml:id="list21630775" text:continue-numbering="true" text:style-name="Outline">
        <text:list-item>
          <text:list>
            <text:list-item>
              <text:list>
                <text:list-item>
                  <text:h text:style-name="Heading_20_3" text:outline-level="3"><text:bookmark text:name="distribution"/>1.4 Distribution</text:h>
                </text:list-item>
              </text:list>
            </text:list-item>
          </text:list>
        </text:list-item>
      </text:list>
      <table:table table:name="Tableau3" table:style-name="Tableau3">
        <table:table-column table:style-name="Tableau3.A"/>
        <table:table-column table:style-name="Tableau3.B" table:number-columns-repeated="3"/>
        <table:table-row table:style-name="Tableau3.1">
          <table:table-cell table:style-name="Tableau3.A1" office:value-type="string">
            <text:p text:style-name="P3">version</text:p>
          </table:table-cell>
          <table:table-cell table:style-name="Tableau3.A1" office:value-type="string">
            <text:p text:style-name="P3">Name</text:p>
          </table:table-cell>
          <table:table-cell table:style-name="Tableau3.A1" office:value-type="string">
            <text:p text:style-name="P3">title</text:p>
          </table:table-cell>
          <table:table-cell table:style-name="Tableau3.A1" office:value-type="string">
            <text:p text:style-name="P3">Date</text:p>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
      <text:list xml:id="list21606214" text:continue-numbering="true" text:style-name="Outline">
        <text:list-item>
          <text:list>
            <text:list-item>
              <text:list>
                <text:list-item>
                  <text:h text:style-name="Heading_20_3" text:outline-level="3"><text:bookmark text:name="confidentiality-rating"/>1.5 Confidentiality Rating</text:h>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3">Rating</text:p>
          </table:table-cell>
          <table:table-cell table:style-name="Tableau4.A1" office:value-type="string">
            <text:p text:style-name="Standard"/>
          </table:table-cell>
        </table:table-row>
        <table:table-row>
          <table:table-cell table:style-name="Tableau4.A2" office:value-type="string">
            <text:p text:style-name="P3">Company Confidential</text:p>
          </table:table-cell>
          <table:table-cell table:style-name="Tableau4.A2" office:value-type="string">
            <text:p text:style-name="P4">x</text:p>
          </table:table-cell>
        </table:table-row>
        <table:table-row>
          <table:table-cell table:style-name="Tableau4.A2" office:value-type="string">
            <text:p text:style-name="P3">Non Confidential</text:p>
          </table:table-cell>
          <table:table-cell table:style-name="Tableau4.A2" office:value-type="string">
            <text:p text:style-name="Standard"/>
          </table:table-cell>
        </table:table-row>
      </table:table>
      <text:list xml:id="list21615647" text:continue-numbering="true" text:style-name="Outline">
        <text:list-item>
          <text:list>
            <text:list-item>
              <text:h text:style-name="Heading_20_2" text:outline-level="2"/>
            </text:list-item>
          </text:list>
        </text:list-item>
      </text:list>
      <text:p text:style-name="Text_20_body"/>
      <text:p text:style-name="Text_20_body"/>
      <text:p text:style-name="Text_20_body"/>
      <text:p text:style-name="Text_20_body"/>
      <text:list xml:id="list21627065" text:continue-numbering="true" text:style-name="Outline">
        <text:list-item>
          <text:list>
            <text:list-item>
              <text:h text:style-name="Heading_20_2" text:outline-level="2"><text:soft-page-break/>2. Content Table</text:h>
            </text:list-item>
          </text:list>
        </text:list-item>
      </text:list>
      <text:p text:style-name="P7">1. Operation Document History<text:tab/>3</text:p>
      <text:p text:style-name="P5">1.2 Revision History<text:tab/>3</text:p>
      <text:p text:style-name="P5">1.3 Approvals<text:tab/>3</text:p>
      <text:p text:style-name="P5">1.4 Distribution<text:tab/>3</text:p>
      <text:p text:style-name="P5">1.5 Confidentiality Rating<text:tab/>3</text:p>
      <text:p text:style-name="P7">2. Content Table<text:tab/>4</text:p>
      <text:p text:style-name="P7">3. Installation Manual<text:tab/>5</text:p>
      <text:p text:style-name="P5">3.1 Master Slave replica on MySQL<text:tab/>5</text:p>
      <text:p text:style-name="P6">To configure some basic options:<text:tab/>5</text:p>
      <text:p text:style-name="P5">3.2 Tomcat cluster<text:tab/>7</text:p>
      <text:p text:style-name="P6">Install Apache HTTP Server on Windows<text:tab/>7</text:p>
      <text:p text:style-name="P6">Configuring Tomcat instances for the cluster<text:tab/>8</text:p>
      <text:p text:style-name="P7">4. Appendices<text:tab/>11</text:p>
      <text:p text:style-name="P5">4.1 References<text:tab/>11</text:p>
      <text:list xml:id="list21621494" text:continue-numbering="true" text:style-name="Outline">
        <text:list-item>
          <text:list>
            <text:list-item>
              <text:h text:style-name="Heading_20_2" text:outline-level="2"/>
            </text:list-item>
          </text:list>
        </text:list-item>
      </text:list>
      <text:p text:style-name="Text_20_body"/>
      <text:p text:style-name="Text_20_body"/>
      <text:p text:style-name="Text_20_body"/>
      <text:p text:style-name="Text_20_body"/>
      <text:p text:style-name="Text_20_body"/>
      <text:p text:style-name="Text_20_body"/>
      <text:p text:style-name="Text_20_body"/>
      <text:list xml:id="list21616592" text:continue-numbering="true" text:style-name="Outline">
        <text:list-item>
          <text:list>
            <text:list-item>
              <text:h text:style-name="Heading_20_2" text:outline-level="2"><text:soft-page-break/>3. Installation Manual</text:h>
              <text:list>
                <text:list-item>
                  <text:h text:style-name="Heading_20_3" text:outline-level="3">3.1 Master Slave replica on MySQL</text:h>
                  <text:list>
                    <text:list-item>
                      <text:h text:style-name="Heading_20_4" text:outline-level="4"><text:bookmark text:name="to-configure-some-basic-options"/>To configure some basic options:</text:h>
                    </text:list-item>
                  </text:list>
                </text:list-item>
              </text:list>
            </text:list-item>
          </text:list>
        </text:list-item>
      </text:list>
      <text:p text:style-name="First_20_Paragraph">You master need to be set to binary logging and establish a unique server ID. The binary log is the basis for replicating changes from the master to its slaves.</text:p>
      <text:list xml:id="list1602911165180534862" text:style-name="WWNum1002">
        <text:list-item>
          <text:p text:style-name="P13">Shut down the server. Find the <text:span text:style-name="T1">my.cnf</text:span> or <text:span text:style-name="T1">my.ini</text:span> file. Find the section that starts with <text:span text:style-name="T1">[mysqld]</text:span>. The options you shall set or add are <text:span text:style-name="T1">log-bin</text:span> and <text:span text:style-name="T1">server-id</text:span>. If they are commented out, just uncomment them and alter the values to your choises, if they are not there you add them. You can see how it looks below with a logfile name prefix of mysql-bin and server-id 1. After it is set you need to restart the server.</text:p>
        </text:list-item>
      </text:list>
      <text:list xml:id="list8331945509432401253" text:style-name="WWNum1000">
        <text:list-item>
          <text:p text:style-name="P20"><text:span text:style-name="Verbatim_20_Char">[mysqld]</text:span><text:line-break/><text:span text:style-name="Verbatim_20_Char">log-bin=mysql-bin</text:span><text:line-break/><text:span text:style-name="Verbatim_20_Char">server-id=1</text:span></text:p>
        </text:list-item>
      </text:list>
      <text:list xml:id="list21617543" text:continue-list="list1602911165180534862" text:style-name="WWNum1002">
        <text:list-item>
          <text:p text:style-name="P13">Your slave or slaves must have a unique id that differs from the master and other slaves. As with the master, find the <text:span text:style-name="T1">my.cnf</text:span> or <text:span text:style-name="T1">my.ini</text:span> file and the section that starts with <text:span text:style-name="T1">[mysqld]</text:span>. Set the server-id to an unique id. You can see how it looks below with a server-id 2. After it is set you need to restart the server.</text:p>
        </text:list-item>
      </text:list>
      <text:list xml:id="list21613253" text:continue-list="list8331945509432401253" text:style-name="WWNum1000">
        <text:list-item>
          <text:p text:style-name="P20"><text:span text:style-name="Verbatim_20_Char">[mysqld]</text:span><text:line-break/><text:span text:style-name="Verbatim_20_Char">server-id=2</text:span></text:p>
        </text:list-item>
      </text:list>
      <text:list xml:id="list21611095" text:continue-list="list21617543" text:style-name="WWNum1002">
        <text:list-item>
          <text:p text:style-name="P13">It is not necessary to set the log-bin on slaves but if you do you can use the slave's binary log for data backups and crash recovery.</text:p>
        </text:list-item>
      </text:list>
      <text:p text:style-name="First_20_Paragraph">You need to create a slave user for each slave and give them REPLICATION SLAVE privilege on the server. For example, if you want to set up a new user, repl, that can connect for replication from any host within the mydomain.com domain, you can do as below:</text:p>
      <text:p text:style-name="Source_20_Code"><text:span text:style-name="Verbatim_20_Char">mysql&gt; CREATE USER 'repl'@'%.mydomain.com' IDENTIFIED BY 'slavepass';</text:span><text:line-break/><text:span text:style-name="Verbatim_20_Char">mysql&gt; GRANT REPLICATION SLAVE ON *.* TO 'repl'@'%.mydomain.com';</text:span></text:p>
      <text:list xml:id="list655631775471519634" text:style-name="WWNum1003">
        <text:list-item>
          <text:p text:style-name="P18">You need a fresh starting point on your master before starting to replicate to avoid inconsistency and corrupted data. You need to give the master binary log coordinates to the slave so it starts the replication at the correct point.</text:p>
        </text:list-item>
      </text:list>
      <text:p text:style-name="First_20_Paragraph">Start a session on the master by connecting to it with the command-line client, and flush all tables and block write statements by executing the FLUSH TABLES WITH READ LOCK statement as below:</text:p>
      <text:p text:style-name="Source_20_Code"><text:span text:style-name="Verbatim_20_Char">mysql&gt; FLUSH TABLES WITH READ LOCK;</text:span></text:p>
      <text:list xml:id="list168587511128968194" text:style-name="WWNum1004">
        <text:list-item>
          <text:p text:style-name="P14"><text:soft-page-break/>In a different session on the master, use the SHOW MASTER STATUS statement to determine the current binary log file name and position as below:</text:p>
        </text:list-item>
      </text:list>
      <text:list xml:id="list21606006" text:continue-list="list21613253" text:style-name="WWNum1000">
        <text:list-item>
          <text:p text:style-name="P20"><text:span text:style-name="Verbatim_20_Char">mysql &gt; SHOW MASTER STATUS;</text:span><text:line-break/><text:span text:style-name="Verbatim_20_Char">+------------------+----------+--------------+------------------+</text:span><text:line-break/><text:span text:style-name="Verbatim_20_Char">| File <text:s text:c="12"/>| Position | Binlog_Do_DB | Binlog_Ignore_DB |</text:span><text:line-break/><text:span text:style-name="Verbatim_20_Char">+------------------+----------+--------------+------------------+</text:span><text:line-break/><text:span text:style-name="Verbatim_20_Char">| mysql-bin.000003 | 73 <text:s text:c="6"/>| test <text:s text:c="8"/>| manual,mysql <text:s text:c="4"/>|</text:span><text:line-break/><text:span text:style-name="Verbatim_20_Char">+------------------+----------+--------------+------------------+</text:span></text:p>
        </text:list-item>
      </text:list>
      <text:list xml:id="list21612936" text:continue-list="list168587511128968194" text:style-name="WWNum1004">
        <text:list-item>
          <text:p text:style-name="P14">You find the name of the log file in the file column and the position in the log file in position column. These are the values you need when you set up the slave since they tell the slave where to start the replica. If the columns are empty the values that you need to use later when specifying the slave's log file and position are the empty string ('') and 4.</text:p>
        </text:list-item>
      </text:list>
      <text:p text:style-name="First_20_Paragraph">You might already have data on your master and need to syncronize your slave. You can use the mysqldump tool to create a dump of all the databases you want to replicate. To dump all databases into a file named <text:span text:style-name="T1">dbdump.db</text:span> and include the --master-data that appends the CHANGE MASTER TO statement required on the slave to start the replication process you do as below:</text:p>
      <text:p text:style-name="Source_20_Code"><text:span text:style-name="Verbatim_20_Char">shell&gt; mysqldump --all-databases --master-data &gt; dbdump.db</text:span></text:p>
      <text:p text:style-name="First_20_Paragraph">To import the data, either copy the dump file to the slave, or access the file from the master when connecting remotely to the slave.</text:p>
      <text:list xml:id="list7568607250100155952" text:style-name="WWNum1005">
        <text:list-item>
          <text:p text:style-name="P15">The slave need connection information to be able to communicate with the master. To set the master configuration on the slave you execute the below statements after you swap the values with the correct values for your system:</text:p>
        </text:list-item>
      </text:list>
      <text:list xml:id="list21631539" text:continue-list="list21606006" text:style-name="WWNum1000">
        <text:list-item>
          <text:p text:style-name="P20"><text:span text:style-name="Verbatim_20_Char">mysql&gt; CHANGE MASTER TO</text:span><text:line-break/><text:span text:style-name="Verbatim_20_Char">-&gt; <text:s text:c="4"/>MASTER_HOST='master_host_name',</text:span><text:line-break/><text:span text:style-name="Verbatim_20_Char">-&gt; <text:s text:c="4"/>MASTER_USER='replication_user_name',</text:span><text:line-break/><text:span text:style-name="Verbatim_20_Char">-&gt; <text:s text:c="4"/>MASTER_PASSWORD='replication_password',</text:span><text:line-break/><text:span text:style-name="Verbatim_20_Char">-&gt; <text:s text:c="4"/>MASTER_LOG_FILE='recorded_log_file_name',</text:span><text:line-break/><text:span text:style-name="Verbatim_20_Char">-&gt; <text:s text:c="4"/>MASTER_LOG_POS=recorded_log_position;b</text:span></text:p>
        </text:list-item>
      </text:list>
      <text:list xml:id="list21627396" text:continue-list="list7568607250100155952" text:style-name="WWNum1005">
        <text:list-item>
          <text:p text:style-name="P15">If you are setting up a new replica enviroment using data from a different MySQL server, run the dump file from that one on the new master as below. The updates are automatically propagated to the slaves.</text:p>
        </text:list-item>
      </text:list>
      <text:list xml:id="list21614280" text:continue-list="list21631539" text:style-name="WWNum1000">
        <text:list-item>
          <text:p text:style-name="P20"><text:span text:style-name="Verbatim_20_Char">shell&gt; mysql -h master &lt; fulldb.dump</text:span></text:p>
        </text:list-item>
      </text:list>
      <text:list xml:id="list21620420" text:continue-list="list21627396" text:style-name="WWNum1005">
        <text:list-item>
          <text:p text:style-name="P15">If you are setting up replication with existing data there are two ways. If you used <text:span text:style-name="T1">mysqldump</text:span> start the slave using the --skip-slave-start option so that replication does not start. Then you import the dump file as below:</text:p>
        </text:list-item>
      </text:list>
      <text:list xml:id="list21621544" text:continue-list="list21614280" text:style-name="WWNum1000">
        <text:list-item>
          <text:p text:style-name="P20"><text:soft-page-break/><text:span text:style-name="Verbatim_20_Char">shell&gt; mysql &lt; fulldb.dump</text:span></text:p>
        </text:list-item>
        <text:list-item>
          <text:p text:style-name="P16">If you created a snapshot using the raw data files you extract the data files into your slave data directory. You can do as below:</text:p>
        </text:list-item>
        <text:list-item>
          <text:p text:style-name="P20"><text:span text:style-name="Verbatim_20_Char">shell&gt; tar xvf dbdump.tar</text:span></text:p>
        </text:list-item>
        <text:list-item>
          <text:p text:style-name="P16">You may need to set permissions and ownership on the files so that the slave server can access and modify them. Start the slave using the --skip-slave-start option so that replication does not start. Configure the slave with the replication coordinates from the master. This tells the slave the binary log file and position within the file where replication needs to start. Also, configure the slave with the login credentials and host name of the master. Start the slave threads as below:</text:p>
        </text:list-item>
        <text:list-item>
          <text:p text:style-name="P20"><text:span text:style-name="Verbatim_20_Char">mysql&gt; START SLAVE;</text:span></text:p>
        </text:list-item>
        <text:list-item>
          <text:p text:style-name="P16">After you have performed this procedure, the slave connects to the master and replicates any updates that have occurred on the master since the snapshot was taken.</text:p>
        </text:list-item>
      </text:list>
      <text:list xml:id="list21619557" text:continue-list="list21616592" text:style-name="Outline">
        <text:list-item>
          <text:list>
            <text:list-item>
              <text:list>
                <text:list-item>
                  <text:h text:style-name="Heading_20_3" text:outline-level="3"><text:bookmark text:name="tomcat-cluster"/>3.2 Tomcat cluster</text:h>
                  <text:list>
                    <text:list-item>
                      <text:h text:style-name="Heading_20_4" text:outline-level="4"><text:bookmark text:name="install-apache-http-server-on-windows"/>Install Apache HTTP Server on Windows</text:h>
                    </text:list-item>
                  </text:list>
                </text:list-item>
              </text:list>
            </text:list-item>
          </text:list>
        </text:list-item>
      </text:list>
      <text:p text:style-name="First_20_Paragraph">The Apache HTTP Server Project itself does not provide binary releases, only source code. But there are binary distributions available on the Internet. You can find one at <text:a xlink:type="simple" xlink:href="http://www.apachehaus.com/cgi-bin/download.plx" text:style-name="Internet_20_link" text:visited-style-name="Visited_20_Internet_20_Link">Apache Haus</text:a>. #####Steps after downloading the binary: - Ensure you have Visual C++ 2008 Redistributable Package. If not, you need to install it. You can find it at <text:a xlink:type="simple" xlink:href="https://www.microsoft.com/en-us/download/details.aspx?id=48145" text:style-name="Internet_20_link" text:visited-style-name="Visited_20_Internet_20_Link">Microsoft</text:a>. - Unzip the Apache24 folder in the package zip file to the root directory on any drive. Example: c:24. - Open a command prompt window and cd to the 24folder on the drive you unzipped the zip file to. To Start Apache in the command prompt type: <text:span text:style-name="T2">httpd.exe</text:span> - This distribution comes pre-configured for localhost. You can now test your installation by opening up your Web Browser and typing in the address: <text:span text:style-name="T2">http://localhost</text:span>. If everything is working properly you should see the Apache Haus's test page. - You can shut down Apache by pressing Ctrl+C (It may take a few seconds)</text:p>
      <text:list xml:id="list21621539" text:continue-numbering="true" text:style-name="Outline">
        <text:list-item>
          <text:list>
            <text:list-item>
              <text:list>
                <text:list-item>
                  <text:list>
                    <text:list-item>
                      <text:list>
                        <text:list-item>
                          <text:h text:style-name="Heading_20_5" text:outline-level="5"><text:bookmark text:name="change-port-for-apache-http-server"/>Change port for Apache HTTP Server</text:h>
                        </text:list-item>
                      </text:list>
                    </text:list-item>
                  </text:list>
                </text:list-item>
              </text:list>
            </text:list-item>
          </text:list>
        </text:list-item>
      </text:list>
      <text:p text:style-name="First_20_Paragraph">Open httpd.conf in the folder c:24. Find <text:span text:style-name="T2">Listen 80</text:span> and change to <text:span text:style-name="T2">Listen 8089</text:span>. Next find ServerName localhost:80 and change to <text:span text:style-name="T2">localhost:8089</text:span></text:p>
      <text:list xml:id="list21610615" text:continue-numbering="true" text:style-name="Outline">
        <text:list-item>
          <text:list>
            <text:list-item>
              <text:list>
                <text:list-item>
                  <text:list>
                    <text:list-item>
                      <text:list>
                        <text:list-item>
                          <text:h text:style-name="Heading_20_5" text:outline-level="5"><text:bookmark text:name="install-apache-http-server-as-service"/>Install Apache HTTP Server as service</text:h>
                        </text:list-item>
                      </text:list>
                    </text:list-item>
                  </text:list>
                </text:list-item>
              </text:list>
            </text:list-item>
          </text:list>
        </text:list-item>
      </text:list>
      <text:p text:style-name="First_20_Paragraph">In most cases you will want to run Apache as a Windows Service. To do so you install Apache as a service by typing at the command prompt [1];</text:p>
      <text:p text:style-name="Text_20_body"><text:soft-page-break/><text:span text:style-name="T2">httpd -k install</text:span> You can then start Apache by typing</text:p>
      <text:p text:style-name="Text_20_body"><text:span text:style-name="T2">httpd -k start</text:span> Apache will then start and eventually release the command prompt window.</text:p>
      <text:list xml:id="list21627144" text:continue-numbering="true" text:style-name="Outline">
        <text:list-item>
          <text:list>
            <text:list-item>
              <text:list>
                <text:list-item>
                  <text:list>
                    <text:list-item>
                      <text:list>
                        <text:list-item>
                          <text:h text:style-name="Heading_20_5" text:outline-level="5"><text:bookmark text:name="adding-mod_jk"/>Adding mod_jk</text:h>
                        </text:list-item>
                      </text:list>
                    </text:list-item>
                  </text:list>
                </text:list-item>
              </text:list>
            </text:list-item>
          </text:list>
        </text:list-item>
      </text:list>
      <text:p text:style-name="First_20_Paragraph">You need a mod_jk. It is an Apache module used to connect the Tomcat servlet container with other web servers. Find and download the binary release you need from <text:a xlink:type="simple" xlink:href="http://tomcat.apache.org/connectors-doc/index.html" text:style-name="Internet_20_link" text:visited-style-name="Visited_20_Internet_20_Link">Apache</text:a>. Unzip and place the mod_jk.so in the <text:span text:style-name="T2">c:</text:span> folder.</text:p>
      <text:list xml:id="list21605154" text:continue-numbering="true" text:style-name="Outline">
        <text:list-item>
          <text:list>
            <text:list-item>
              <text:list>
                <text:list-item>
                  <text:list>
                    <text:list-item>
                      <text:list>
                        <text:list-item>
                          <text:h text:style-name="Heading_20_5" text:outline-level="5"><text:bookmark text:name="configure-mod_jk-in-c24.conf"/>Configure mod_jk in C:24.conf</text:h>
                        </text:list-item>
                      </text:list>
                    </text:list-item>
                  </text:list>
                </text:list-item>
              </text:list>
            </text:list-item>
          </text:list>
        </text:list-item>
      </text:list>
      <text:p text:style-name="First_20_Paragraph">Open httpd.conf and add this:</text:p>
      <text:p text:style-name="Source_20_Code"><text:span text:style-name="Verbatim_20_Char"># START configs for load balancing</text:span><text:line-break/><text:span text:style-name="Verbatim_20_Char">LoadModule jk_module modules\mod_jk.so</text:span><text:line-break/><text:span text:style-name="Verbatim_20_Char">#the worker configuration file</text:span><text:line-break/><text:span text:style-name="Verbatim_20_Char">JkWorkersFile C:\Apache24\conf\workers.properties</text:span><text:line-break/><text:span text:style-name="Verbatim_20_Char">#for logging and memory usage</text:span><text:line-break/><text:span text:style-name="Verbatim_20_Char">JkShmFile <text:s/>C:\Apache24\logs\mod_jk.shm</text:span><text:line-break/><text:span text:style-name="Verbatim_20_Char">JkLogFile C:\Apache24\logs\mod_jk.log</text:span><text:line-break/><text:span text:style-name="Verbatim_20_Char">JkLogLevel info</text:span><text:line-break/><text:span text:style-name="Verbatim_20_Char"># END configs for load balancing</text:span></text:p>
      <text:list xml:id="list21602598" text:continue-numbering="true" text:style-name="Outline">
        <text:list-item>
          <text:list>
            <text:list-item>
              <text:list>
                <text:list-item>
                  <text:list>
                    <text:list-item>
                      <text:list>
                        <text:list-item>
                          <text:h text:style-name="Heading_20_5" text:outline-level="5"><text:bookmark text:name="configure-c24.properties-file"/>Configure C:24.properties file</text:h>
                        </text:list-item>
                      </text:list>
                    </text:list-item>
                  </text:list>
                </text:list-item>
              </text:list>
            </text:list-item>
          </text:list>
        </text:list-item>
      </text:list>
      <text:p text:style-name="First_20_Paragraph">Create a workers.properties file in C:24 and add the code below</text:p>
      <text:p text:style-name="Source_20_Code"><text:span text:style-name="Verbatim_20_Char"># define virtual worker's list</text:span><text:line-break/><text:span text:style-name="Verbatim_20_Char">worker.list=jkstatus, LoadBalancer</text:span><text:line-break/><text:line-break/><text:span text:style-name="Verbatim_20_Char"># Enable virtual workers earlier</text:span><text:line-break/><text:span text:style-name="Verbatim_20_Char">worker.jkstatus.type=status</text:span><text:line-break/><text:span text:style-name="Verbatim_20_Char">worker.LoadBalancer.type=lb</text:span><text:line-break/><text:line-break/><text:span text:style-name="Verbatim_20_Char"># Add Tomcat instances as workers, three workers in our case</text:span><text:line-break/><text:span text:style-name="Verbatim_20_Char">worker.worker1.type=ajp13</text:span><text:line-break/><text:span text:style-name="Verbatim_20_Char">worker.worker1.host=192.168.1.144</text:span><text:line-break/><text:span text:style-name="Verbatim_20_Char">worker.worker1.port=8009</text:span><text:line-break/><text:line-break/><text:span text:style-name="Verbatim_20_Char">worker.worker2.type=ajp13</text:span><text:line-break/><text:span text:style-name="Verbatim_20_Char">worker.worker2.host=localhost</text:span><text:line-break/><text:span text:style-name="Verbatim_20_Char">worker.worker2.port=8009</text:span><text:line-break/><text:line-break/><text:span text:style-name="Verbatim_20_Char">worker.worker3.type=ajp13</text:span><text:line-break/><text:span text:style-name="Verbatim_20_Char">worker.worker3.host=localhost</text:span><text:line-break/><text:span text:style-name="Verbatim_20_Char">worker.worker3.port=8009</text:span><text:line-break/><text:soft-page-break/><text:line-break/><text:span text:style-name="Verbatim_20_Char"># Provide workers list to the load balancer</text:span><text:line-break/><text:span text:style-name="Verbatim_20_Char">worker.LoadBalancer.balance_workers=worker1,worker2,worker3</text:span></text:p>
      <text:list xml:id="list21625619" text:continue-numbering="true" text:style-name="Outline">
        <text:list-item>
          <text:list>
            <text:list-item>
              <text:list>
                <text:list-item>
                  <text:list>
                    <text:list-item>
                      <text:h text:style-name="Heading_20_4" text:outline-level="4"><text:bookmark text:name="configuring-tomcat-instances-for-the-cluster"/>Configuring Tomcat instances for the cluster</text:h>
                    </text:list-item>
                  </text:list>
                </text:list-item>
              </text:list>
            </text:list-item>
          </text:list>
        </text:list-item>
      </text:list>
      <text:p text:style-name="First_20_Paragraph">Edit the server.xml in Tomcat's conf folder. Add attribute jvmRoute with the name of the worker to the existing element as below (here worker1 as in the workers.properties file):</text:p>
      <text:p text:style-name="Source_20_Code"><text:span text:style-name="Verbatim_20_Char"><text:s text:c="4"/>&lt;Engine name="Catalina" defaultHost="localhost" jvmRoute="worker1"&gt;</text:span></text:p>
      <text:p text:style-name="First_20_Paragraph">Uncomment the Cluster element, add channelSendOptions="8" attribute to set clustering communication to asynchronous. All other clustering elements are nested within the Cluster element:</text:p>
      <text:p text:style-name="Source_20_Code"><text:span text:style-name="Verbatim_20_Char"><text:s text:c="7"/>&lt;Cluster className="org.apache.catalina.ha.tcp.SimpleTcpCluster"</text:span><text:line-break/><text:span text:style-name="Verbatim_20_Char"> <text:s text:c="16"/>channelSendOptions="8"&gt;</text:span><text:line-break/><text:line-break/><text:span text:style-name="Verbatim_20_Char"> <text:s text:c="9"/>&lt;Manager className="org.apache.catalina.ha.session.DeltaManager"</text:span><text:line-break/><text:span text:style-name="Verbatim_20_Char"> <text:s text:c="18"/>expireSessionsOnShutdown="false"</text:span><text:line-break/><text:span text:style-name="Verbatim_20_Char"> <text:s text:c="18"/>notifyListenersOnReplication="true"/&gt;</text:span><text:line-break/><text:line-break/><text:span text:style-name="Verbatim_20_Char"> <text:s text:c="9"/>&lt;Channel className="org.apache.catalina.tribes.group.GroupChannel"&gt;</text:span><text:line-break/><text:span text:style-name="Verbatim_20_Char"> <text:s text:c="11"/>&lt;Membership className="org.apache.catalina.tribes.membership.McastService"</text:span><text:line-break/><text:span text:style-name="Verbatim_20_Char"> <text:s text:c="23"/>address="228.0.0.4"</text:span><text:line-break/><text:span text:style-name="Verbatim_20_Char"> <text:s text:c="23"/>port="45564"</text:span><text:line-break/><text:span text:style-name="Verbatim_20_Char"> <text:s text:c="23"/>frequency="500"</text:span><text:line-break/><text:span text:style-name="Verbatim_20_Char"> <text:s text:c="23"/>dropTime="3000"/&gt;</text:span><text:line-break/><text:span text:style-name="Verbatim_20_Char"> <text:s text:c="11"/>&lt;Receiver className="org.apache.catalina.tribes.transport.nio.NioReceiver"</text:span><text:line-break/><text:span text:style-name="Verbatim_20_Char"> <text:s text:c="21"/>address="auto"</text:span><text:line-break/><text:span text:style-name="Verbatim_20_Char"> <text:s text:c="21"/>port="4000"</text:span><text:line-break/><text:span text:style-name="Verbatim_20_Char"> <text:s text:c="21"/>autoBind="100"</text:span><text:line-break/><text:span text:style-name="Verbatim_20_Char"> <text:s text:c="21"/>selectorTimeout="5000"</text:span><text:line-break/><text:span text:style-name="Verbatim_20_Char"> <text:s text:c="21"/>maxThreads="6"/&gt;</text:span><text:line-break/><text:line-break/><text:span text:style-name="Verbatim_20_Char"> <text:s text:c="11"/>&lt;Sender className="org.apache.catalina.tribes.transport.ReplicationTransmitter"&gt;</text:span><text:line-break/><text:span text:style-name="Verbatim_20_Char"> <text:s text:c="13"/>&lt;Transport className="org.apache.catalina.tribes.transport.nio.PooledParallelSender"/&gt;</text:span><text:line-break/><text:span text:style-name="Verbatim_20_Char"> <text:s text:c="11"/>&lt;/Sender&gt;</text:span><text:line-break/><text:span text:style-name="Verbatim_20_Char"> <text:s text:c="11"/>&lt;Interceptor </text:span><text:soft-page-break/><text:span text:style-name="Verbatim_20_Char">className="org.apache.catalina.tribes.group.interceptors.TcpFailureDetector"/&gt;</text:span><text:line-break/><text:span text:style-name="Verbatim_20_Char"> <text:s text:c="11"/>&lt;Interceptor className="org.apache.catalina.tribes.group.interceptors.MessageDispatch15Interceptor"/&gt;</text:span><text:line-break/><text:span text:style-name="Verbatim_20_Char"> <text:s text:c="9"/>&lt;/Channel&gt;</text:span><text:line-break/><text:line-break/><text:span text:style-name="Verbatim_20_Char"> <text:s text:c="9"/>&lt;Valve className="org.apache.catalina.ha.tcp.ReplicationValve"</text:span><text:line-break/><text:span text:style-name="Verbatim_20_Char"> <text:s text:c="16"/>filter=""/&gt;</text:span><text:line-break/><text:span text:style-name="Verbatim_20_Char"> <text:s text:c="9"/>&lt;Valve className="org.apache.catalina.ha.session.JvmRouteBinderValve"/&gt;</text:span><text:line-break/><text:line-break/><text:span text:style-name="Verbatim_20_Char"> <text:s text:c="9"/>&lt;Deployer className="org.apache.catalina.ha.deploy.FarmWarDeployer"</text:span><text:line-break/><text:span text:style-name="Verbatim_20_Char"> <text:s text:c="19"/>tempDir="/tmp/war-temp/"</text:span><text:line-break/><text:span text:style-name="Verbatim_20_Char"> <text:s text:c="19"/>deployDir="/tmp/war-deploy/"</text:span><text:line-break/><text:span text:style-name="Verbatim_20_Char"> <text:s text:c="19"/>watchDir="/tmp/war-listen/"</text:span><text:line-break/><text:span text:style-name="Verbatim_20_Char"> <text:s text:c="19"/>watchEnabled="false"/&gt;</text:span><text:line-break/><text:line-break/><text:span text:style-name="Verbatim_20_Char"> <text:s text:c="9"/>&lt;ClusterListener className="org.apache.catalina.ha.session.ClusterSessionListener"/&gt;</text:span><text:line-break/><text:span text:style-name="Verbatim_20_Char"> <text:s text:c="7"/>&lt;/Cluster&gt;</text:span></text:p>
      <text:list xml:id="list21606026" text:continue-numbering="true" text:style-name="Outline">
        <text:list-item>
          <text:list>
            <text:list-item>
              <text:h text:style-name="Heading_20_2" text:outline-level="2"/>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1606624" text:continue-numbering="true" text:style-name="Outline">
        <text:list-item>
          <text:list>
            <text:list-item>
              <text:h text:style-name="Heading_20_2" text:outline-level="2"><text:bookmark text:name="appendices"/><text:soft-page-break/>4. Appendices</text:h>
              <text:list>
                <text:list-item>
                  <text:h text:style-name="Heading_20_3" text:outline-level="3">4.1 References</text:h>
                </text:list-item>
              </text:list>
            </text:list-item>
          </text:list>
        </text:list-item>
      </text:list>
      <text:p text:style-name="First_20_Paragraph">MySQL Manual (version 5.6) <text:span text:style-name="T2">18.1.2.1 Setting the Replication Master Configuration</text:span> Retrieved 05 15, 2016, from https://dev.mysql.com/doc/refman/5.6/en/replication-howto-masterbaseconfig.html</text:p>
      <text:p text:style-name="Text_20_body">MySQL Manual (version 5.6) <text:span text:style-name="T2">17.1.1.2 Setting the Replication Slave Configuration</text:span> Retrieved 05 15, 2016, from https://dev.mysql.com/doc/refman/5.6/en/replication-howto-slavebaseconfig.html</text:p>
      <text:p text:style-name="Text_20_body">MySQL Manual (version 5.6) <text:span text:style-name="T2">17.1.1.3 Creating a User for Replication</text:span> Retrieved 05 15, 2016, from https://dev.mysql.com/doc/refman/5.6/en/replication-howto-repuser.html</text:p>
      <text:p text:style-name="Text_20_body">MySQL Manual (version 5.6) <text:span text:style-name="T2">17.1.1.4 Obtaining the Replication Master Binary Log Coordinates</text:span> Retrieved 05 15, 2016, from https://dev.mysql.com/doc/refman/5.6/en/replication-howto-masterstatus.html</text:p>
      <text:p text:style-name="Text_20_body">MySQL Manual (version 5.6) <text:span text:style-name="T2">17.1.1.5 Creating a Data Snapshot Using mysqldump</text:span> Retrieved 05 15, 2016, from https://dev.mysql.com/doc/refman/5.6/en/replication-howto-mysqldump.html</text:p>
      <text:p text:style-name="Text_20_body">MySQL Manual (version 5.6) <text:span text:style-name="T2">17.1.1.10 Setting the Master Configuration on the Slave</text:span> Retrieved 05 15, 2016, from https://dev.mysql.com/doc/refman/5.6/en/replication-howto-slaveinit.html</text:p>
      <text:p text:style-name="Text_20_body">MySQL Manual (version 5.6) <text:span text:style-name="T2">18.1.2.5 Setting Up Replication Slaves</text:span> Retrieved 05 16, 2016, from http://dev.mysql.com/doc/refman/5.7/en/replication-setup-slaves.html</text:p>
      <text:p text:style-name="Text_20_body">Apache <text:span text:style-name="T2">Apache HTTP Server Version 2.4</text:span> Retrieved 05 20, 2016, from https://httpd.apache.org/docs/2.4/platform/windows.html Aoache <text:span text:style-name="T2">workers.properties configuration</text:span> Retrieved 05 21,2016, from http://tomcat.apache.org/connectors-doc/reference/worker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2" svg:font-family="Calibri, Calibri" style:font-family-generic="swiss"/>
    <style:font-face style:name="Calibri1"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318cm"/>
    </style:style>
    <style:style style:name="List" style:family="paragraph" style:parent-style-name="Text_20_body" style:class="list">
      <style:text-properties style:font-name-complex="Mangal1"/>
    </style:style>
    <style:style style:name="Caption" style:family="paragraph" style:parent-style-name="Standard" style:default-outline-level="" style:list-style-name="" style:class="extra">
      <style:paragraph-properties fo:margin-top="0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1"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529cm" fo:margin-bottom="0.529cm"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1"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1" fo:font-size="16pt" fo:font-weight="bold" style:font-size-asian="16pt" style:font-weight-asian="bold"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1"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1"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1"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4f81bd" style:font-name="Calibri1" fo:font-size="12pt" style:font-size-asian="12pt" style:font-size-complex="12pt"/>
    </style:style>
    <style:style style:name="Block_20_Text" style:display-name="Block Text" style:family="paragraph" style:parent-style-name="Text_20_body" style:default-outline-level="" style:list-style-name="">
      <style:paragraph-properties fo:margin-left="0cm" fo:margin-right="0cm" fo:margin-top="0.176cm" fo:margin-bottom="0.176cm" fo:text-indent="0cm" style:auto-text-indent="false"/>
      <style:text-properties style:font-name="Calibri1" fo:font-size="10pt" style:font-size-asian="10pt"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365f91" style:font-name="Calibri1"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 style:family="paragraph" style:parent-style-name="Standard">
      <style:paragraph-properties fo:text-align="start" style:justify-single-word="false" style:text-autospace="none" style:writing-mode="page"/>
      <style:text-properties fo:color="#000000" style:font-name="Calibri2" fo:font-size="12pt" style:font-name-asian="Calibri2" style:font-size-asian="12pt" style:font-name-complex="Calibri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style:num-suffix="."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4">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4"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4"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4"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4"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4"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style:num-suffix="." style:num-format="1" text:start-value="5">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5"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5"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5"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5"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5"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number text:level="1" style:num-suffix="." style:num-format="1" text:start-value="7">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7">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7"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7"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7"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7"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7"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editing-duration>PT1M42S</meta:editing-duration>
    <dc:date>2016-06-01T01:44:13.36</dc:date>
    <meta:document-statistic meta:table-count="6" meta:image-count="1" meta:object-count="0" meta:page-count="11" meta:paragraph-count="114" meta:word-count="1669" meta:character-count="12758"/>
    <meta:editing-cycles>1</meta:editing-cycles>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